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0.43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4cm" fo:min-width="3.1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9cm" fo:min-width="11.95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3cm" fo:min-width="11.95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9cm" fo:min-width="11.95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1.5cm" fo:min-width="11.95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2.1cm" fo:min-width="11.95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3cm" fo:min-width="11.95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9cm" fo:min-width="2.05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9cm" fo:min-width="1.3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draw:stroke="none" svg:stroke-color="#000000" draw:fill="none" draw:fill-color="#ffffff" fo:min-height="0.55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3cm" fo:min-width="2.45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2.7cm" fo:min-width="11.95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5cm" fo:min-width="12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8cm" fo:min-width="11.9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cm" fo:min-width="11.95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1cm" fo:min-width="11.9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6.65cm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8.15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10.05cm" fo:padding-top="0.15cm" fo:padding-bottom="0.15cm" fo:padding-left="0.275cm" fo:padding-right="0.275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1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582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cm" svg:y1="4.5cm" svg:x2="22.6cm" svg:y2="4.5cm">
            <text:p/>
          </draw:line>
          <draw:g>
            <draw:custom-shape draw:style-name="gr3" draw:text-style-name="P1" draw:layer="layout" svg:width="1.9cm" svg:height="0.5cm" svg:x="20.3cm" svg:y="3.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0.9cm" svg:y1="4.2cm" svg:x2="20.9cm" svg:y2="3.7cm">
              <text:p/>
            </draw:line>
            <draw:line draw:style-name="gr2" draw:text-style-name="P1" draw:layer="layout" svg:x1="21.6cm" svg:y1="4.2cm" svg:x2="21.6cm" svg:y2="3.7cm">
              <text:p/>
            </draw:line>
          </draw:g>
          <draw:line draw:style-name="gr4" draw:text-style-name="P1" draw:layer="layout" svg:x1="21.7cm" svg:y1="3.8cm" svg:x2="22.1cm" svg:y2="4.1cm">
            <text:p/>
          </draw:line>
          <draw:line draw:style-name="gr4" draw:text-style-name="P1" draw:layer="layout" svg:x1="21.7cm" svg:y1="4.1cm" svg:x2="22.1cm" svg:y2="3.8cm">
            <text:p/>
          </draw:line>
          <draw:line draw:style-name="gr5" draw:text-style-name="P1" draw:layer="layout" svg:x1="20.4cm" svg:y1="4.1cm" svg:x2="20.8cm" svg:y2="4.1cm">
            <text:p/>
          </draw:line>
          <draw:custom-shape draw:style-name="gr6" draw:text-style-name="P1" draw:layer="layout" svg:width="0.5cm" svg:height="0.3cm" svg:x="21cm" svg:y="3.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8cm" svg:y="3.8cm">
            <draw:text-box>
              <text:p><text:span text:style-name="T1">Main System Interface </text:span></text:p>
            </draw:text-box>
          </draw:frame>
        </draw:g>
        <draw:g>
          <draw:line draw:style-name="gr8" draw:text-style-name="P1" draw:layer="layout" svg:x1="7.6cm" svg:y1="5.097cm" svg:x2="22.6cm" svg:y2="5.097cm">
            <text:p/>
          </draw:line>
          <draw:frame draw:style-name="gr9" draw:text-style-name="P3" draw:layer="layout" svg:width="4cm" svg:height="0.733cm" svg:x="7.9cm" svg:y="4.464cm">
            <draw:text-box>
              <text:p><text:span text:style-name="T2">Product</text:span></text:p>
            </draw:text-box>
          </draw:frame>
          <draw:line draw:style-name="gr8" draw:text-style-name="P1" draw:layer="layout" svg:x1="10cm" svg:y1="4.497cm" svg:x2="10cm" svg:y2="5.097cm">
            <text:p/>
          </draw:line>
          <draw:line draw:style-name="gr8" draw:text-style-name="P1" draw:layer="layout" svg:x1="12.1cm" svg:y1="4.497cm" svg:x2="12.1cm" svg:y2="5.097cm">
            <text:p/>
          </draw:line>
          <draw:frame draw:style-name="gr9" draw:text-style-name="P3" draw:layer="layout" svg:width="4cm" svg:height="0.733cm" svg:x="10.3cm" svg:y="4.465cm">
            <draw:text-box>
              <text:p><text:span text:style-name="T2">Stock</text:span></text:p>
            </draw:text-box>
          </draw:frame>
          <draw:line draw:style-name="gr8" draw:text-style-name="P1" draw:layer="layout" svg:x1="14.4cm" svg:y1="4.497cm" svg:x2="14.4cm" svg:y2="5.097cm">
            <text:p/>
          </draw:line>
          <draw:frame draw:style-name="gr9" draw:text-style-name="P3" draw:layer="layout" svg:width="4cm" svg:height="0.733cm" svg:x="12.4cm" svg:y="4.466cm">
            <draw:text-box>
              <text:p><text:span text:style-name="T2">Order</text:span></text:p>
            </draw:text-box>
          </draw:frame>
          <draw:line draw:style-name="gr8" draw:text-style-name="P1" draw:layer="layout" svg:x1="17.1cm" svg:y1="4.497cm" svg:x2="17.1cm" svg:y2="5.097cm">
            <text:p/>
          </draw:line>
          <draw:frame draw:style-name="gr9" draw:text-style-name="P3" draw:layer="layout" svg:width="4cm" svg:height="0.733cm" svg:x="14.6cm" svg:y="4.467cm">
            <draw:text-box>
              <text:p><text:span text:style-name="T2">Employee</text:span></text:p>
            </draw:text-box>
          </draw:frame>
          <draw:line draw:style-name="gr8" draw:text-style-name="P1" draw:layer="layout" svg:x1="19.9cm" svg:y1="4.497cm" svg:x2="19.9cm" svg:y2="5.097cm">
            <text:p/>
          </draw:line>
          <draw:frame draw:style-name="gr9" draw:text-style-name="P3" draw:layer="layout" svg:width="4cm" svg:height="0.733cm" svg:x="17.5cm" svg:y="4.467cm">
            <draw:text-box>
              <text:p><text:span text:style-name="T2">Member</text:span></text:p>
            </draw:text-box>
          </draw:frame>
          <draw:frame draw:style-name="gr9" draw:text-style-name="P3" draw:layer="layout" svg:width="4cm" svg:height="0.733cm" svg:x="20.3cm" svg:y="4.47cm">
            <draw:text-box>
              <text:p><text:span text:style-name="T2">Help</text:span></text:p>
            </draw:text-box>
          </draw:frame>
        </draw:g>
        <draw:frame draw:style-name="gr10" draw:layer="layout" svg:width="7.2cm" svg:height="1.2cm" svg:x="8.9cm" svg:y="13.631cm">
          <draw:text-box>
            <text:p>Subtotal:</text:p>
          </draw:text-box>
        </draw:frame>
        <draw:frame draw:style-name="gr10" draw:layer="layout" svg:width="7.2cm" svg:height="1.2cm" svg:x="9.9cm" svg:y="15.631cm">
          <draw:text-box>
            <text:p>Total:</text:p>
          </draw:text-box>
        </draw:frame>
        <draw:frame draw:style-name="gr10" draw:layer="layout" svg:width="7.2cm" svg:height="1.2cm" svg:x="10.2cm" svg:y="14.631cm">
          <draw:text-box>
            <text:p>Tax:</text:p>
          </draw:text-box>
        </draw:frame>
        <draw:custom-shape draw:style-name="gr11" draw:text-style-name="P1" draw:layer="layout" svg:width="3.7cm" svg:height="0.7cm" svg:x="11.8cm" svg:y="13.7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cm" svg:height="0.7cm" svg:x="11.8cm" svg:y="1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cm" svg:height="0.7cm" svg:x="11.8cm" svg:y="15.7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cm" svg:height="0.7cm" svg:x="17.1cm" svg:y="15.7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4cm" svg:height="1.1cm" svg:x="17.9cm" svg:y="15.6cm">
          <draw:text-box>
            <text:p>Done</text:p>
          </draw:text-box>
        </draw:frame>
        <draw:custom-shape draw:style-name="gr13" draw:text-style-name="P1" draw:layer="layout" svg:width="12.5cm" svg:height="4.2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2.5cm" svg:height="0.6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2.5cm" svg:height="1.2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.5cm" svg:height="1.8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2.5cm" svg:height="2.4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2.5cm" svg:height="3.6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6cm" svg:height="4.2cm" svg:x="18.8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4.2cm" svg:x="16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6.2cm" svg:height="0.725cm" svg:x="11.5cm" svg:y="8.775cm">
          <draw:text-box>
            <text:p><text:span text:style-name="T3">Product Name</text:span></text:p>
          </draw:text-box>
        </draw:frame>
        <draw:frame draw:style-name="gr22" draw:text-style-name="P4" draw:layer="layout" svg:width="2.3cm" svg:height="0.8cm" svg:x="17.2cm" svg:y="8.8cm">
          <draw:text-box>
            <text:p><text:span text:style-name="T3">Qty</text:span></text:p>
          </draw:text-box>
        </draw:frame>
        <draw:frame draw:style-name="gr21" draw:text-style-name="P4" draw:layer="layout" svg:width="3.7cm" svg:height="0.725cm" svg:x="19.4cm" svg:y="8.775cm">
          <draw:text-box>
            <text:p><text:span text:style-name="T3">Price</text:span></text:p>
          </draw:text-box>
        </draw:frame>
        <draw:custom-shape draw:style-name="gr23" draw:text-style-name="P1" draw:layer="layout" svg:width="3cm" svg:height="3.6cm" svg:x="18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2.5cm" svg:height="3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2.5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2.5cm" svg:height="1.1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2.5cm" svg:height="0.7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2.5cm" svg:height="0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7.2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7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0.6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7cm" svg:height="0.5cm" svg:x="14.5cm" svg:y="5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7cm" svg:height="0.5cm" svg:x="11.5cm" svg:y="5.9cm">
          <text:p/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2.217cm" svg:height="0.725cm" svg:x="9.3cm" svg:y="5.738cm">
          <draw:text-box>
            <text:p><text:span text:style-name="T3">Categ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26T21:52:41.642000000</dc:date>
    <meta:editing-duration>PT3H2M59S</meta:editing-duration>
    <meta:editing-cycles>5</meta:editing-cycles>
    <meta:generator>LibreOffice/4.3.1.2$Windows_x86 LibreOffice_project/958349dc3b25111dbca392fbc281a05559ef6848</meta:generator>
    <meta:document-statistic meta:object-count="56"/>
  </office:meta>
</office:document-meta>
</file>